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2.090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1.3457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75in"/>
    </style:style>
    <style:style style:name="co16" style:family="table-column">
      <style:table-column-properties fo:break-before="auto" style:column-width="0.6693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1.0339in"/>
    </style:style>
    <style:style style:name="co19" style:family="table-column">
      <style:table-column-properties fo:break-before="auto" style:column-width="0.6902in"/>
    </style:style>
    <style:style style:name="co20" style:family="table-column">
      <style:table-column-properties fo:break-before="auto" style:column-width="1.6835in"/>
    </style:style>
    <style:style style:name="co21" style:family="table-column">
      <style:table-column-properties fo:break-before="auto" style:column-width="0.7075in"/>
    </style:style>
    <style:style style:name="co22" style:family="table-column">
      <style:table-column-properties fo:break-before="auto" style:column-width="0.9291in"/>
    </style:style>
    <style:style style:name="co23" style:family="table-column">
      <style:table-column-properties fo:break-before="auto" style:column-width="3.0374in"/>
    </style:style>
    <style:style style:name="co24" style:family="table-column">
      <style:table-column-properties fo:break-before="auto" style:column-width="2.4118in"/>
    </style:style>
    <style:style style:name="co25" style:family="table-column">
      <style:table-column-properties fo:break-before="auto" style:column-width="1.6075in"/>
    </style:style>
    <style:style style:name="co26" style:family="table-column">
      <style:table-column-properties fo:break-before="auto" style:column-width="1.0598in"/>
    </style:style>
    <style:style style:name="co27" style:family="table-column">
      <style:table-column-properties fo:break-before="auto" style:column-width="0.9965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dee6ef" fo:border="0.74pt solid #000000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dee7e5" style:text-align-source="fix" style:repeat-content="false" fo:wrap-option="wrap" fo:border="0.74pt solid #000000" style:vertical-align="middle"/>
      <style:paragraph-properties fo:text-align="center" fo:margin-left="0in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8" style:family="table-cell" style:parent-style-name="Default" style:data-style-name="N0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2" style:family="table-cell" style:parent-style-name="Default" style:data-style-name="N100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dee7e5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number-columns-repeated="2" table:default-cell-style-name="ce2"/>
        <table:table-column table:style-name="co14" table:default-cell-style-name="ce2"/>
        <table:table-column table:style-name="co27" table:default-cell-style-name="ce2"/>
        <table:table-column table:style-name="co14" table:number-columns-repeated="990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2" table:number-rows-spanned="1">
            <text:p>Temp Min Distance Group Placement</text:p>
          </table:table-cell>
          <table:covered-table-cell table:style-name="ce3"/>
          <table:table-cell table:style-name="ce3" office:value-type="string" calcext:value-type="string" table:number-columns-spanned="3" table:number-rows-spanned="1">
            <text:p>Object to Place in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Object to Avoid Actor Area of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t Facet ID</text:p>
          </table:table-cell>
          <table:table-cell table:style-name="ce3" office:value-type="string" calcext:value-type="string" table:number-columns-spanned="1" table:number-rows-spanned="2">
            <text:p>Override Find_Closest?</text:p>
          </table:table-cell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1" table:number-rows-spanned="2">
            <text:p>Make Indestructible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enario Radius Scale Factor</text:p>
          </table:table-cell>
          <table:table-cell table:style-name="ce1" table:number-columns-repeated="982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Scaling</text:p>
          </table:table-cell>
          <table:covered-table-cell table:number-columns-repeated="4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44"/>
          <table:table-cell table:style-name="ce1" table:number-columns-repeated="982"/>
        </table:table-row>
        <table:table-row table:style-name="ro2" table:visibility="collapse">
          <table:table-cell table:style-name="ce3" table:number-columns-repeated="40"/>
          <table:table-cell table:style-name="ce44"/>
          <table:table-cell table:style-name="ce1" table:number-columns-repeated="982"/>
        </table:table-row>
        <table:table-row table:style-name="ro2" table:visibility="collapse">
          <table:table-cell table:style-name="ce20"/>
          <table:table-cell table:style-name="ce13" table:number-columns-repeated="11"/>
          <table:table-cell table:style-name="Default" table:number-columns-repeated="21"/>
          <table:table-cell table:style-name="ce13" table:number-columns-repeated="4"/>
          <table:table-cell table:style-name="ce19" table:content-validation-name="val5" office:value-type="string" calcext:value-type="string">
            <text:p>Inside</text:p>
          </table:table-cell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MARKET</text:p>
          </table:table-cell>
          <table:table-cell table:style-name="ce15" table:number-columns-repeated="3"/>
          <table:table-cell table:style-name="ce25" table:content-validation-name="val1" office:value-type="string" calcext:value-type="string">
            <text:p>Neutral Gaia Unconvertible</text:p>
          </table:table-cell>
          <table:table-cell table:style-name="ce16" table:number-columns-repeated="8"/>
          <table:table-cell table:style-name="ce25" table:content-validation-name="val2" office:value-type="string" calcext:value-type="string">
            <text:p>Tight</text:p>
          </table:table-cell>
          <table:table-cell table:style-name="ce25" table:content-validation-name="val3" office:value-type="string" calcext:value-type="string">
            <text:p>None</text:p>
          </table:table-cell>
          <table:table-cell table:style-name="ce16" table:number-columns-repeated="4"/>
          <table:table-cell table:style-name="ce15" table:number-columns-repeated="3"/>
          <table:table-cell table:style-name="ce27"/>
          <table:table-cell table:style-name="ce103"/>
          <table:table-cell table:style-name="ce15"/>
          <table:table-cell table:style-name="ce35"/>
          <table:table-cell table:style-name="ce36"/>
          <table:table-cell table:style-name="ce38" table:number-columns-repeated="2"/>
          <table:table-cell table:number-columns-repeated="2" table:style-name="ce25" table:content-validation-name="val4" office:value-type="string" calcext:value-type="string">
            <text:p>No</text:p>
          </table:table-cell>
          <table:table-cell table:style-name="ce25" table:content-validation-name="val4" office:value-type="string" calcext:value-type="string">
            <text:p>Yes</text:p>
          </table:table-cell>
          <table:table-cell table:style-name="ce32" office:value-type="float" office:value="67" calcext:value-type="float">
            <text:p>67</text:p>
          </table:table-cell>
          <table:table-cell table:style-name="ce32"/>
          <table:table-cell table:style-name="ce32" office:value-type="float" office:value="50" calcext:value-type="float">
            <text:p>50</text:p>
          </table:table-cell>
          <table:table-cell table:style-name="ce32"/>
          <table:table-cell table:style-name="ce19" table:content-validation-name="val5" office:value-type="string" calcext:value-type="string">
            <text:p>Inside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2"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table:style-name="ce20" office:value-type="string" calcext:value-type="string">
            <text:p>2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table:number-columns-repeated="2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table:number-columns-repeated="4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 table:number-columns-repeated="2"/>
          <table:table-cell table:style-name="ce14"/>
          <table:table-cell table:style-name="ce10" table:number-columns-repeated="2"/>
          <table:table-cell table:style-name="ce8" table:number-columns-repeated="2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13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5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8])" office:value-type="string" office:string-value="4" calcext:value-type="string">
            <text:p>4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9])" office:value-type="string" office:string-value="5" calcext:value-type="string">
            <text:p>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STONE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CAN_TE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9])" office:value-type="string" office:string-value="5" calcext:value-type="string">
            <text:p>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8" office:value-type="string" calcext:value-type="string">
            <text:p>DLC_BOULDER_C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;[.$A$7])" office:value-type="string" office:string-value="1, 3" calcext:value-type="string">
            <text:p>1, 3</text:p>
          </table:table-cell>
          <table:table-cell table:style-name="ce22" office:value-type="string" calcext:value-type="string">
            <text:p>24, 3</text:p>
          </table:table-cell>
          <table:table-cell table:style-name="ce24" office:value-type="string" calcext:value-type="string">
            <text:p>2, 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8" office:value-type="string" calcext:value-type="string">
            <text:p>GOLD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9200" calcext:value-type="float">
            <text:p>9200</text:p>
          </table:table-cell>
          <table:table-cell table:style-name="ce11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8" office:value-type="string" calcext:value-type="string">
            <text:p>SHCT_TE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CAN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7])" office:value-type="string" office:string-value="3" calcext:value-type="string">
            <text:p>3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MDLND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16])" office:value-type="string" office:string-value="12" calcext:value-type="string">
            <text:p>12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SHCT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5])" office:value-type="string" office:string-value="1" calcext:value-type="string">
            <text:p>1</text:p>
          </table:table-cell>
          <table:table-cell table:style-name="ce22" office:value-type="string" calcext:value-type="string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15])" office:value-type="string" office:string-value="11" calcext:value-type="string">
            <text:p>11</text:p>
          </table:table-cell>
          <table:table-cell table:style-name="ce22" office:value-type="string" calcext:value-type="string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5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9])" office:value-type="string" office:string-value="5" calcext:value-type="string">
            <text:p>5</text:p>
          </table:table-cell>
          <table:table-cell table:style-name="ce22" office:value-type="string" calcext:value-type="string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18" office:value-type="string" calcext:value-type="string">
            <text:p>7, 11</text:p>
          </table:table-cell>
          <table:table-cell table:style-name="ce22" office:value-type="string" calcext:value-type="string">
            <text:p>3, 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6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19])" office:value-type="string" office:string-value="15" calcext:value-type="string">
            <text:p>15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 office:value-type="string" calcext:value-type="string">
            <text:p>7, 11</text:p>
          </table:table-cell>
          <table:table-cell table:style-name="ce22" office:value-type="string" calcext:value-type="string">
            <text:p>3, 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7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20])" office:value-type="string" office:string-value="16" calcext:value-type="string">
            <text:p>16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office:value-type="string" calcext:value-type="string">
            <text:p>7, 11</text:p>
          </table:table-cell>
          <table:table-cell table:style-name="ce22" office:value-type="string" calcext:value-type="string">
            <text:p>5, 5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8</text:p>
          </table:table-cell>
          <table:table-cell table:style-name="ce8" office:value-type="string" calcext:value-type="string">
            <text:p>BLOCKER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0])" office:value-type="string" office:string-value="16" calcext:value-type="string">
            <text:p>16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19</text:p>
          </table:table-cell>
          <table:table-cell table:style-name="ce8" office:value-type="string" calcext:value-type="string">
            <text:p>BLOCKER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1])" office:value-type="string" office:string-value="17" calcext:value-type="string">
            <text:p>17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0</text:p>
          </table:table-cell>
          <table:table-cell table:style-name="ce8" office:value-type="string" calcext:value-type="string">
            <text:p>ON_GRID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SHCT_TER</text:p>
          </table:table-cell>
          <table:table-cell table:style-name="ce11" office:value-type="string" calcext:value-type="string">
            <text:p>BT</text:p>
          </table:table-cell>
          <table:table-cell table:style-name="ce11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1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16])" office:value-type="string" office:string-value="12" calcext:value-type="string">
            <text:p>12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11];[.$A$24])" office:value-type="string" office:string-value="7, 20" calcext:value-type="string">
            <text:p>7, 20</text:p>
          </table:table-cell>
          <table:table-cell table:style-name="ce22" office:value-type="string" calcext:value-type="string">
            <text:p>5, 3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2</text:p>
          </table:table-cell>
          <table:table-cell table:style-name="ce8" office:value-type="string" calcext:value-type="string">
            <text:p>BLOCKER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5])" office:value-type="string" office:string-value="21" calcext:value-type="string">
            <text:p>21</text:p>
          </table:table-cell>
          <table:table-cell table:style-name="ce22" office:value-type="string" calcext:value-type="string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3</text:p>
          </table:table-cell>
          <table:table-cell table:style-name="ce8" office:value-type="string" calcext:value-type="string">
            <text:p>OFF_GRID</text:p>
          </table:table-cell>
          <table:table-cell table:style-name="ce8" office:value-type="float" office:value="647" calcext:value-type="float">
            <text:p>647</text:p>
          </table:table-cell>
          <table:table-cell table:style-name="ce8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CAN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4</text:p>
          </table:table-cell>
          <table:table-cell table:style-name="ce8" office:value-type="string" calcext:value-type="string">
            <text:p>MOUNTAIN_3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;[.$A$27])" office:value-type="string" office:string-value="18, 19, 22, 23" calcext:value-type="string">
            <text:p>18, 19, 22, 23</text:p>
          </table:table-cell>
          <table:table-cell table:style-name="ce22" office:value-type="string" calcext:value-type="string">
            <text:p>1, 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5</text:p>
          </table:table-cell>
          <table:table-cell table:style-name="ce8" office:value-type="string" calcext:value-type="string">
            <text:p>MOUNTAIN_4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;[.$A$27];[.$A$28])" office:value-type="string" office:string-value="18, 19, 22, 23, 24" calcext:value-type="string">
            <text:p>18, 19, 22, 23, 24</text:p>
          </table:table-cell>
          <table:table-cell table:style-name="ce22" office:value-type="string" calcext:value-type="string">
            <text:p>1, 1, 1, 1, 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6</text:p>
          </table:table-cell>
          <table:table-cell table:style-name="ce8" office:value-type="string" calcext:value-type="string">
            <text:p>ROCK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COM.MICROSOFT.TEXTJOIN(&quot;, &quot;;1;[.$A$28])" office:value-type="string" office:string-value="24" calcext:value-type="string">
            <text:p>24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7</text:p>
          </table:table-cell>
          <table:table-cell table:style-name="ce8" office:value-type="string" calcext:value-type="string">
            <text:p>ROCK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 table:formula="of:=COM.MICROSOFT.TEXTJOIN(&quot;, &quot;;1;[.$A$29])" office:value-type="string" office:string-value="25" calcext:value-type="string">
            <text:p>2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8</text:p>
          </table:table-cell>
          <table:table-cell table:style-name="ce8" office:value-type="string" calcext:value-type="string">
            <text:p>ROCK2</text:p>
          </table:table-cell>
          <table:table-cell table:style-name="ce8" office:value-type="float" office:value="1323" calcext:value-type="float">
            <text:p>1323</text:p>
          </table:table-cell>
          <table:table-cell table:style-name="ce8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28])" office:value-type="string" office:string-value="24" calcext:value-type="string">
            <text:p>24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29</text:p>
          </table:table-cell>
          <table:table-cell table:style-name="ce8" office:value-type="string" calcext:value-type="string">
            <text:p>ROCK2</text:p>
          </table:table-cell>
          <table:table-cell table:style-name="ce8" office:value-type="float" office:value="1323" calcext:value-type="float">
            <text:p>1323</text:p>
          </table:table-cell>
          <table:table-cell table:style-name="ce8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 table:formula="of:=COM.MICROSOFT.TEXTJOIN(&quot;, &quot;;1;[.$A$29])" office:value-type="string" office:string-value="25" calcext:value-type="string">
            <text:p>2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0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8])" office:value-type="string" office:string-value="24" calcext:value-type="string">
            <text:p>24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1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table:number-columns-repeated="4"/>
          <table:table-cell table:style-name="ce8" table:number-columns-repeated="3"/>
          <table:table-cell table:style-name="ce18" table:formula="of:=COM.MICROSOFT.TEXTJOIN(&quot;, &quot;;1;[.$A$29])" office:value-type="string" office:string-value="25" calcext:value-type="string">
            <text:p>2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2</text:p>
          </table:table-cell>
          <table:table-cell table:style-name="ce8" office:value-type="string" calcext:value-type="string">
            <text:p>ROCK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3</text:p>
          </table:table-cell>
          <table:table-cell table:style-name="ce8" office:value-type="string" calcext:value-type="string">
            <text:p>ROCK2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4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 office:value-type="string" calcext:value-type="string">
            <text:p>UPLND_TER</text:p>
          </table:table-cell>
          <table:table-cell table:style-name="ce11" office:value-type="string" calcext:value-type="string">
            <text:p>MDLND_TE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2];[.$A$23];[.$A$26])" office:value-type="string" office:string-value="18, 19, 22" calcext:value-type="string">
            <text:p>18, 19, 22</text:p>
          </table:table-cell>
          <table:table-cell table:style-name="ce22" office:value-type="string" calcext:value-type="string">
            <text:p>1, 1, 1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5</text:p>
          </table:table-cell>
          <table:table-cell table:style-name="ce8" office:value-type="string" calcext:value-type="string">
            <text:p>MOUNTAIN_3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28]; [.$A$29])" office:value-type="string" office:string-value="17, 18, 19, 22, 24, 25" calcext:value-type="string">
            <text:p>17, 18, 19, 22, 24, 25</text:p>
          </table:table-cell>
          <table:table-cell table:style-name="ce22" office:value-type="string" calcext:value-type="string">
            <text:p>8, 2, 2, 2, 8, 8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6</text:p>
          </table:table-cell>
          <table:table-cell table:style-name="ce8" office:value-type="string" calcext:value-type="string">
            <text:p>MOUNTAIN_4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28]; [.$A$29]; [.$A$39])" office:value-type="string" office:string-value="17, 18, 19, 22, 24, 25, 35" calcext:value-type="string">
            <text:p>17, 18, 19, 22, 24, 25, 35</text:p>
          </table:table-cell>
          <table:table-cell table:style-name="ce22" office:value-type="string" calcext:value-type="string">
            <text:p>8, 2, 2, 2, 8, 8, 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7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39])" office:value-type="string" office:string-value="35" calcext:value-type="string">
            <text:p>35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8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 table:number-columns-repeated="3"/>
          <table:table-cell table:style-name="ce18" table:formula="of:=COM.MICROSOFT.TEXTJOIN(&quot;, &quot;;1;[.$A$40])" office:value-type="string" office:string-value="36" calcext:value-type="string">
            <text:p>36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39</text:p>
          </table:table-cell>
          <table:table-cell table:style-name="ce8" office:value-type="string" calcext:value-type="string">
            <text:p>DLC_BOULDER_C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39]; [.$A$40])" office:value-type="string" office:string-value="17, 18, 19, 22, 35, 36" calcext:value-type="string">
            <text:p>17, 18, 19, 22, 35, 36</text:p>
          </table:table-cell>
          <table:table-cell table:style-name="ce22" office:value-type="string" calcext:value-type="string">
            <text:p>8, 2, 2, 2, 8, 8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0</text:p>
          </table:table-cell>
          <table:table-cell table:style-name="ce8" office:value-type="string" calcext:value-type="string">
            <text:p>DLC_BOULDER_B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21];[.$A$22]; [.$A$23]; [.$A$26]; [.$A$39]; [.$A$40])" office:value-type="string" office:string-value="17, 18, 19, 22, 35, 36" calcext:value-type="string">
            <text:p>17, 18, 19, 22, 35, 36</text:p>
          </table:table-cell>
          <table:table-cell table:style-name="ce22" office:value-type="string" calcext:value-type="string">
            <text:p>8, 2, 2, 2, 8, 8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1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LC_DRAGONTREE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11]; [.$A$21];[.$A$22]; [.$A$23]; [.$A$26])" office:value-type="string" office:string-value="7, 17, 18, 19, 22" calcext:value-type="string">
            <text:p>7, 17, 18, 19, 22</text:p>
          </table:table-cell>
          <table:table-cell table:style-name="ce22" office:value-type="string" calcext:value-type="string">
            <text:p>6, 2, 2, 2, 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42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LC_AFRICANBUSH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MDLND_FO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 table:formula="of:=COM.MICROSOFT.TEXTJOIN(&quot;, &quot;;1;[.$A$11]; [.$A$21];[.$A$22]; [.$A$23]; [.$A$26])" office:value-type="string" office:string-value="7, 17, 18, 19, 22" calcext:value-type="string">
            <text:p>7, 17, 18, 19, 22</text:p>
          </table:table-cell>
          <table:table-cell table:style-name="ce22" office:value-type="string" calcext:value-type="string">
            <text:p>6, 2, 2, 2, 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3</text:p>
          </table:table-cell>
          <table:table-cell table:style-name="ce8" office:value-type="string" calcext:value-type="string">
            <text:p>ON_GRID</text:p>
          </table:table-cell>
          <table:table-cell table:style-name="ce8"/>
          <table:table-cell table:style-name="ce8" office:value-type="string" calcext:value-type="string">
            <text:p>DLC_AFRICANBUSH</text:p>
          </table:table-cell>
          <table:table-cell table:style-name="ce8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LWLND_FOR</text:p>
          </table:table-cell>
          <table:table-cell table:style-name="ce11" table:number-columns-repeated="2"/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4</text:p>
          </table:table-cell>
          <table:table-cell table:style-name="ce8" office:value-type="string" calcext:value-type="string">
            <text:p>DLC_BOULDER_A</text:p>
          </table:table-cell>
          <table:table-cell table:style-name="ce8" table:number-columns-repeated="3"/>
          <table:table-cell table:style-name="ce26" table:content-validation-name="val1" office:value-type="string" calcext:value-type="string">
            <text:p>Neutral Gaia Unconvertible</text:p>
          </table:table-cell>
          <table:table-cell table:style-name="ce11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1"/>
          <table:table-cell table:style-name="ce11" office:value-type="string" calcext:value-type="string">
            <text:p>LWLND_FOR</text:p>
          </table:table-cell>
          <table:table-cell table:style-name="ce11" table:number-columns-repeated="2"/>
          <table:table-cell table:style-name="ce8" table:number-columns-repeated="3"/>
          <table:table-cell table:style-name="ce18"/>
          <table:table-cell table:style-name="ce22"/>
          <table:table-cell table:style-name="ce24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5</text:p>
          </table:table-cell>
          <table:table-cell table:style-name="ce9" office:value-type="string" calcext:value-type="string">
            <text:p>SEA_ROCKS_1</text:p>
          </table:table-cell>
          <table:table-cell table:style-name="ce9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6</text:p>
          </table:table-cell>
          <table:table-cell table:style-name="ce9" office:value-type="string" calcext:value-type="string">
            <text:p>SEA_ROCKS_2</text:p>
          </table:table-cell>
          <table:table-cell table:style-name="ce9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7</text:p>
          </table:table-cell>
          <table:table-cell table:style-name="ce10" office:value-type="string" calcext:value-type="string">
            <text:p>BUSH_GREEN</text:p>
          </table:table-cell>
          <table:table-cell table:style-name="ce10" office:value-type="float" office:value="1360" calcext:value-type="float">
            <text:p>1360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8</text:p>
          </table:table-cell>
          <table:table-cell table:style-name="ce10" office:value-type="string" calcext:value-type="string">
            <text:p>CRACKS</text:p>
          </table:table-cell>
          <table:table-cell table:style-name="ce14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49</text:p>
          </table:table-cell>
          <table:table-cell table:style-name="ce10" office:value-type="string" calcext:value-type="string">
            <text:p>PLANT_DEAD</text:p>
          </table:table-cell>
          <table:table-cell table:style-name="ce10" office:value-type="float" office:value="1365" calcext:value-type="float">
            <text:p>1365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0</text:p>
          </table:table-cell>
          <table:table-cell table:style-name="ce10" office:value-type="string" calcext:value-type="string">
            <text:p>GRASS_PATCH_DRY</text:p>
          </table:table-cell>
          <table:table-cell table:style-name="ce10" office:value-type="float" office:value="1033" calcext:value-type="float">
            <text:p>1033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1</text:p>
          </table:table-cell>
          <table:table-cell table:style-name="ce10" office:value-type="string" calcext:value-type="string">
            <text:p>GRASS_DRY</text:p>
          </table:table-cell>
          <table:table-cell table:style-name="ce10" office:value-type="float" office:value="1359" calcext:value-type="float">
            <text:p>1359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2</text:p>
          </table:table-cell>
          <table:table-cell table:style-name="ce10" office:value-type="string" calcext:value-type="string">
            <text:p>CRACKS</text:p>
          </table:table-cell>
          <table:table-cell table:style-name="ce14" table:number-columns-repeated="3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BT</text:p>
          </table:table-cell>
          <table:table-cell table:style-name="ce14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3</text:p>
          </table:table-cell>
          <table:table-cell table:style-name="ce10" office:value-type="string" calcext:value-type="string">
            <text:p>PLANT_DEAD</text:p>
          </table:table-cell>
          <table:table-cell table:style-name="ce10" office:value-type="float" office:value="1365" calcext:value-type="float">
            <text:p>1365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BT</text:p>
          </table:table-cell>
          <table:table-cell table:style-name="ce14" table:number-columns-repeated="3"/>
          <table:table-cell table:style-name="ce8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4</text:p>
          </table:table-cell>
          <table:table-cell table:style-name="ce10" office:value-type="string" calcext:value-type="string">
            <text:p>ANIMAL_SKELETON</text:p>
          </table:table-cell>
          <table:table-cell table:style-name="ce10" office:value-type="float" office:value="1091" calcext:value-type="float">
            <text:p>1091</text:p>
          </table:table-cell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 table:number-columns-repeated="4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OUTLAND_TER</text:p>
          </table:table-cell>
          <table:table-cell table:style-name="ce14" table:number-columns-repeated="3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6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5</text:p>
          </table:table-cell>
          <table:table-cell table:style-name="ce10" office:value-type="string" calcext:value-type="string">
            <text:p>GOLD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6</text:p>
          </table:table-cell>
          <table:table-cell table:style-name="ce10" office:value-type="string" calcext:value-type="string">
            <text:p>STONE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 table:number-columns-repeated="3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; [.$A$59])" office:value-type="string" office:string-value="7, 55" calcext:value-type="string">
            <text:p>7, 55</text:p>
          </table:table-cell>
          <table:table-cell table:style-name="ce22" office:value-type="string" calcext:value-type="string">
            <text:p>6, 1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7</text:p>
          </table:table-cell>
          <table:table-cell table:style-name="ce10" office:value-type="string" calcext:value-type="string">
            <text:p>FORAGE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8</text:p>
          </table:table-cell>
          <table:table-cell table:style-name="ce10" office:value-type="string" calcext:value-type="string">
            <text:p>DLC_IBEX</text:p>
          </table:table-cell>
          <table:table-cell table:style-name="ce10"/>
          <table:table-cell table:style-name="ce14" table:number-columns-repeated="2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4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[.$A$11])" office:value-type="string" office:string-value="7" calcext:value-type="string">
            <text:p>7</text:p>
          </table:table-cell>
          <table:table-cell table:style-name="ce22" office:value-type="string" calcext:value-type="string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59</text:p>
          </table:table-cell>
          <table:table-cell table:style-name="ce10" office:value-type="string" calcext:value-type="string">
            <text:p>ROMAN_RUINS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office:value-type="string" calcext:value-type="string">
            <text:p>RELIC</text:p>
          </table:table-cell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BT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number-columns-repeated="3"/>
          <table:table-cell table:style-name="ce18" table:formula="of:=COM.MICROSOFT.TEXTJOIN(&quot;, &quot;;1;[.$A$24])" office:value-type="string" office:string-value="20" calcext:value-type="string">
            <text:p>20</text:p>
          </table:table-cell>
          <table:table-cell table:style-name="ce22" office:value-type="string" calcext:value-type="string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0</text:p>
          </table:table-cell>
          <table:table-cell table:style-name="ce10" office:value-type="string" calcext:value-type="string">
            <text:p>WILD_CAMEL</text:p>
          </table:table-cell>
          <table:table-cell table:style-name="ce10" office:value-type="float" office:value="884" calcext:value-type="float">
            <text:p>884</text:p>
          </table:table-cell>
          <table:table-cell table:style-name="ce10"/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4"/>
          <table:table-cell table:style-name="ce10" office:value-type="string" calcext:value-type="string">
            <text:p>OUTLAND_TER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32" calcext:value-type="float">
            <text:p>32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number-columns-repeated="3"/>
          <table:table-cell table:style-name="ce18" table:formula="of:=COM.MICROSOFT.TEXTJOIN(&quot;, &quot;;1;[.$A$24])" office:value-type="string" office:string-value="20" calcext:value-type="string">
            <text:p>20</text:p>
          </table:table-cell>
          <table:table-cell table:style-name="ce22" office:value-type="string" calcext:value-type="string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1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string" calcext:value-type="string">
            <text:p>MARKET</text:p>
          </table:table-cell>
          <table:table-cell table:style-name="ce14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table:number-columns-repeated="4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 office:value-type="string" calcext:value-type="string">
            <text:p>SHCT_TER</text:p>
          </table:table-cell>
          <table:table-cell table:style-name="ce10" office:value-type="string" calcext:value-type="string">
            <text:p>BT</text:p>
          </table:table-cell>
          <table:table-cell table:style-name="ce14"/>
          <table:table-cell table:style-name="ce10"/>
          <table:table-cell table:style-name="ce10" office:value-type="float" office:value="2" calcext:value-type="float">
            <text:p>2</text:p>
          </table:table-cell>
          <table:table-cell table:style-name="ce8" table:number-columns-repeated="2"/>
          <table:table-cell table:style-name="ce14" table:number-columns-repeated="3"/>
          <table:table-cell table:style-name="ce18" table:formula="of:=COM.MICROSOFT.TEXTJOIN(&quot;, &quot;;1;[.$A$7]; [.$A$9])" office:value-type="string" office:string-value="3, 5" calcext:value-type="string">
            <text:p>3, 5</text:p>
          </table:table-cell>
          <table:table-cell table:style-name="ce22" office:value-type="string" calcext:value-type="string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2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string" calcext:value-type="string">
            <text:p>WOLF</text:p>
          </table:table-cell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9320" calcext:value-type="float">
            <text:p>9320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0" office:value-type="string" calcext:value-type="string">
            <text:p>SHCT_TER</text:p>
          </table:table-cell>
          <table:table-cell table:style-name="ce10" office:value-type="string" calcext:value-type="string">
            <text:p>BT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4" table:number-columns-repeated="3"/>
          <table:table-cell table:style-name="ce18" table:formula="of:=COM.MICROSOFT.TEXTJOIN(&quot;, &quot;;1; [.$A$5]; [.$A$15]; [.$A$65])" office:value-type="string" office:string-value="1, 11, 61" calcext:value-type="string">
            <text:p>1, 11, 61</text:p>
          </table:table-cell>
          <table:table-cell table:style-name="ce22" office:value-type="string" calcext:value-type="string">
            <text:p>7, 3, 8</text:p>
          </table:table-cell>
          <table:table-cell table:style-name="ce24" office:value-type="string" calcext:value-type="string">
            <text:p>1, 1, 2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3</text:p>
          </table:table-cell>
          <table:table-cell table:style-name="ce10" office:value-type="string" calcext:value-type="string">
            <text:p>OFF_GRID</text:p>
          </table:table-cell>
          <table:table-cell table:style-name="ce10" office:value-type="float" office:value="647" calcext:value-type="float">
            <text:p>647</text:p>
          </table:table-cell>
          <table:table-cell table:style-name="ce10" office:value-type="string" calcext:value-type="string">
            <text:p>DONKEY</text:p>
          </table:table-cell>
          <table:table-cell table:style-name="ce10" office:value-type="float" office:value="846" calcext:value-type="float">
            <text:p>846</text:p>
          </table:table-cell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table:number-columns-repeated="4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SHCT_TER</text:p>
          </table:table-cell>
          <table:table-cell table:style-name="ce14"/>
          <table:table-cell table:style-name="ce10" table:number-columns-repeated="2"/>
          <table:table-cell table:style-name="ce8" table:number-columns-repeated="2"/>
          <table:table-cell table:style-name="ce18"/>
          <table:table-cell table:style-name="ce22"/>
          <table:table-cell table:style-name="ce24"/>
          <table:table-cell table:style-name="ce18" table:formula="of:=COM.MICROSOFT.TEXTJOIN(&quot;, &quot;;1; [.$A$13]; [.$A$14]; [.$A$15])" office:value-type="string" office:string-value="9, 10, 11" calcext:value-type="string">
            <text:p>9, 10, 11</text:p>
          </table:table-cell>
          <table:table-cell table:style-name="ce22" office:value-type="string" calcext:value-type="string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4</text:p>
          </table:table-cell>
          <table:table-cell table:style-name="ce10" office:value-type="string" calcext:value-type="string">
            <text:p>DLC_VULTURE</text:p>
          </table:table-cell>
          <table:table-cell table:style-name="ce10" table:number-columns-repeated="2"/>
          <table:table-cell table:style-name="ce14"/>
          <table:table-cell table:style-name="ce26" table:content-validation-name="val1" office:value-type="string" calcext:value-type="string">
            <text:p>Neutral Gaia Convertible</text:p>
          </table:table-cell>
          <table:table-cell table:style-name="ce14"/>
          <table:table-cell table:style-name="ce10"/>
          <table:table-cell table:style-name="ce14"/>
          <table:table-cell table:style-name="ce10"/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Map Siz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/>
          <table:table-cell table:style-name="ce14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14" table:number-columns-repeated="3"/>
          <table:table-cell table:style-name="ce18"/>
          <table:table-cell table:style-name="ce22"/>
          <table:table-cell table:style-name="ce24"/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style-name="ce13" table:number-columns-repeated="4"/>
          <table:table-cell table:style-name="ce19" table:content-validation-name="val5"/>
          <table:table-cell table:style-name="ce13" table:number-columns-repeated="3"/>
          <table:table-cell table:number-columns-repeated="982"/>
        </table:table-row>
        <table:table-row table:style-name="ro3">
          <table:table-cell table:style-name="ce20" office:value-type="string" calcext:value-type="string">
            <text:p>65</text:p>
          </table:table-cell>
          <table:table-cell table:style-name="ce10" office:value-type="string" calcext:value-type="string">
            <text:p>VILLAGER_BASE_F</text:p>
          </table:table-cell>
          <table:table-cell table:style-name="ce10" table:number-columns-repeated="3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office:value-type="float" office:value="3" calcext:value-type="float">
            <text:p>3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8" office:value-type="float" office:value="24" calcext:value-type="float">
            <text:p>24</text:p>
          </table:table-cell>
          <table:table-cell table:style-name="ce8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6</text:p>
          </table:table-cell>
          <table:table-cell table:style-name="ce10" office:value-type="string" calcext:value-type="string">
            <text:p>MULE_CART</text:p>
          </table:table-cell>
          <table:table-cell table:style-name="ce10" office:value-type="float" office:value="1808" calcext:value-type="float">
            <text:p>1808</text:p>
          </table:table-cell>
          <table:table-cell table:style-name="ce10" table:number-columns-repeated="2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 table:number-columns-repeated="2"/>
          <table:table-cell table:style-name="ce14"/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Loose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8" office:value-type="float" office:value="24" calcext:value-type="float">
            <text:p>24</text:p>
          </table:table-cell>
          <table:table-cell table:style-name="ce8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COM.MICROSOFT.TEXTJOIN(&quot;, &quot;;1;[.$A$6];[.$A$69])" office:value-type="string" office:string-value="2, 65" calcext:value-type="string">
            <text:p>2, 65</text:p>
          </table:table-cell>
          <table:table-cell table:style-name="ce22" office:value-type="string" calcext:value-type="string">
            <text:p>12, 1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3">
          <table:table-cell table:style-name="ce20" office:value-type="string" calcext:value-type="string">
            <text:p>67</text:p>
          </table:table-cell>
          <table:table-cell table:style-name="ce10" office:value-type="string" calcext:value-type="string">
            <text:p>DLC_GOAT</text:p>
          </table:table-cell>
          <table:table-cell table:style-name="ce10" table:number-columns-repeated="3"/>
          <table:table-cell table:style-name="ce26" table:content-validation-name="val1" office:value-type="string" calcext:value-type="string">
            <text:p>Player Assigned Player Owned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4"/>
          <table:table-cell table:style-name="ce10"/>
          <table:table-cell table:style-name="ce11" office:value-type="float" office:value="2" calcext:value-type="float">
            <text:p>2</text:p>
          </table:table-cell>
          <table:table-cell table:style-name="ce11" table:number-columns-repeated="3"/>
          <table:table-cell table:style-name="ce26" table:content-validation-name="val2" office:value-type="string" calcext:value-type="string">
            <text:p>Tight</text:p>
          </table:table-cell>
          <table:table-cell table:style-name="ce26" table:content-validation-name="val3" office:value-type="string" calcext:value-type="string">
            <text:p>None</text:p>
          </table:table-cell>
          <table:table-cell table:style-name="ce10"/>
          <table:table-cell table:style-name="ce10" office:value-type="string" calcext:value-type="string">
            <text:p>MDLND_TER</text:p>
          </table:table-cell>
          <table:table-cell table:style-name="ce14"/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8" office:value-type="float" office:value="18" calcext:value-type="float">
            <text:p>18</text:p>
          </table:table-cell>
          <table:table-cell table:style-name="ce8"/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18" table:formula="of:=COM.MICROSOFT.TEXTJOIN(&quot;, &quot;;1;[.$A$6])" office:value-type="string" office:string-value="2" calcext:value-type="string">
            <text:p>2</text:p>
          </table:table-cell>
          <table:table-cell table:style-name="ce22" office:value-type="string" calcext:value-type="string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38"/>
          <table:table-cell table:number-columns-repeated="3" table:style-name="ce26" table:content-validation-name="val4" office:value-type="string" calcext:value-type="string">
            <text:p>No</text:p>
          </table:table-cell>
          <table:table-cell table:number-columns-repeated="990"/>
        </table:table-row>
        <table:table-row table:style-name="ro2" table:number-rows-repeated="104850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3">00/00/0000</text:date>, <text:time style:data-style-name="N2" text:time-value="20:56:28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13T20:56:41.340000000</dc:date>
    <meta:editing-duration>P31DT22H53M20S</meta:editing-duration>
    <meta:editing-cycles>2419</meta:editing-cycles>
    <meta:generator>LibreOffice/7.1.3.2$Windows_X86_64 LibreOffice_project/47f78053abe362b9384784d31a6e56f8511eb1c1</meta:generator>
    <meta:document-statistic meta:table-count="1" meta:cell-count="1031" meta:object-count="0"/>
  </office:meta>
</office:document-meta>
</file>